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Párrafo_20_de_20_lista">
      <style:text-properties style:font-name="Arial" fo:font-size="12pt" style:font-size-asian="12pt" style:font-name-complex="Arial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Standard">
      <style:text-properties fo:color="#2a6099" loext:opacity="100%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2a6099" loext:opacity="100%" style:font-name="Arial" fo:font-size="12pt" style:font-size-asian="12pt" style:font-name-complex="Arial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2a6099" loext:opacity="100%"/>
    </style:style>
    <style:style style:name="P8" style:family="paragraph" style:parent-style-name="Standard" style:list-style-name="WW8Num1"/>
    <style:style style:name="P9" style:family="paragraph" style:parent-style-name="Standard" style:list-style-name="WW8Num1"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>
      <style:text-properties fo:color="#2a6099" loext:opacity="100%" style:font-name="Arial" fo:font-size="12pt" style:font-size-asian="12pt" style:font-name-complex="Arial" style:font-size-complex="12pt"/>
    </style:style>
    <style:style style:name="P11" style:family="paragraph" style:parent-style-name="Standard">
      <style:text-properties fo:color="#2a6099" loext:opacity="100%"/>
    </style:style>
    <style:style style:name="P12" style:family="paragraph" style:parent-style-name="Standard">
      <style:paragraph-properties fo:text-align="start" style:justify-single-word="false"/>
      <style:text-properties fo:color="#2a6099" loext:opacity="100%"/>
    </style:style>
    <style:style style:name="P13" style:family="paragraph" style:parent-style-name="Standard">
      <style:paragraph-properties fo:text-align="start" style:justify-single-word="false"/>
    </style:style>
    <style:style style:name="T1" style:family="text">
      <style:text-properties officeooo:rsid="000b616b"/>
    </style:style>
    <style:style style:name="T2" style:family="text">
      <style:text-properties style:use-window-font-color="true" loext:opacity="0%" style:font-name="Calibri" fo:font-size="11pt" fo:language="es" fo:country="ES" officeooo:rsid="000b616b" style:font-name-asian="Calibri" style:font-size-asian="11pt" style:font-name-complex="Times New Roman" style:font-size-complex="11pt" style:language-complex="ar" style:country-complex="SA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fo:color="#2a6099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42852130" text:style-name="WW8Num1">
        <text:list-item>
          <text:p text:style-name="P9">Importe máximo de los pedidos realizados a cada fábrica</text:p>
        </text:list-item>
      </text:list>
      <text:p text:style-name="P5">SELECT MAX(IMPORTE), FAB</text:p>
      <text:p text:style-name="P5">FROM pedidos</text:p>
      <text:p text:style-name="P5">GROUP BY FAB;</text:p>
      <text:p text:style-name="P4"/>
      <text:list xml:id="list100839746076403" text:continue-numbering="true" text:style-name="WW8Num1">
        <text:list-item>
          <text:p text:style-name="P9">Importe total de ventas de los empleados que trabajan en cada una de las Ciudades excepto Atlanta y Denver.</text:p>
        </text:list-item>
      </text:list>
      <text:p text:style-name="P10">SELECT SUM(repventas.VENTAS)</text:p>
      <text:p text:style-name="P10">FROM repventas, oficinas</text:p>
      <text:p text:style-name="P10">WHERE repventas.OFICINA_REP=oficinas.OFICINA AND ciudad NOT <text:tab/>IN ('atlanta', 'denver');</text:p>
      <text:p text:style-name="P6"/>
      <text:list xml:id="list100838693595253" text:continue-numbering="true" text:style-name="WW8Num1">
        <text:list-item>
          <text:p text:style-name="P9">Número de pedidos realizados por los diferentes clientes de la empresa</text:p>
        </text:list-item>
      </text:list>
      <text:p text:style-name="P5">SELECT COUNT(NUM_PEDIDO), CLIE</text:p>
      <text:p text:style-name="P5">FROM pedidos</text:p>
      <text:p text:style-name="P5">GROUP BY CLIE;</text:p>
      <text:p text:style-name="P4"/>
      <text:list xml:id="list100839707794218" text:continue-numbering="true" text:style-name="WW8Num1">
        <text:list-item>
          <text:p text:style-name="P9">Descripción de los distintos productos pedidos por clientes cuyo límite crédito es menor de 30000</text:p>
        </text:list-item>
      </text:list>
      <text:p text:style-name="P7">SELECT descripcion</text:p>
      <text:p text:style-name="P7">FROM productos, pedidos, clientes</text:p>
      <text:p text:style-name="P7">WHERE productos.ID_PRODUCTO=pedidos.PRODUCTO AND <text:tab/>pedidos.CLIE=clientes.NUM_CLIE AND limite_credito&lt;30000;</text:p>
      <text:p text:style-name="P4"/>
      <text:list xml:id="list100840303904152" text:continue-numbering="true" text:style-name="WW8Num1">
        <text:list-item>
          <text:p text:style-name="P9">Numero de oficinas en las que trabajan empleados que no tienen cuota.</text:p>
        </text:list-item>
      </text:list>
      <text:p text:style-name="P5">SELECT COUNT(OFICINA_REP)</text:p>
      <text:p text:style-name="P5">FROM repventas</text:p>
      <text:p text:style-name="P5">WHERE CUOTA IS null;</text:p>
      <text:p text:style-name="P4"/>
      <text:list xml:id="list100839785737191" text:continue-numbering="true" text:style-name="WW8Num1">
        <text:list-item>
          <text:p text:style-name="P9">Número de empleados mayores de 40 años que trabajan en cada región, así como la región en que trabajan</text:p>
        </text:list-item>
      </text:list>
      <text:p text:style-name="P7">SELECT COUNT(NUM_EMPL), region</text:p>
      <text:p text:style-name="P7">FROM repventas, oficinas</text:p>
      <text:p text:style-name="P7">WHERE repventas.OFICINA_REP=oficinas.OFICINA AND EDAD&gt;40</text:p>
      <text:p text:style-name="P7">GROUP BY region;</text:p>
      <text:p text:style-name="P5"/>
      <text:list xml:id="list100838938641716" text:continue-numbering="true" text:style-name="WW8Num1">
        <text:list-item>
          <text:p text:style-name="P9">Cuantía del pedido de mayor importe realizado en 1990</text:p>
        </text:list-item>
      </text:list>
      <text:p text:style-name="P5">SELECT MAX(importe)</text:p>
      <text:p text:style-name="P5">FROM pedidos</text:p>
      <text:p text:style-name="P5">WHERE fecha_pedido LIKE '1990%';</text:p>
      <text:p text:style-name="P4"/>
      <text:list xml:id="list100839927339451" text:continue-numbering="true" text:style-name="WW8Num1">
        <text:list-item>
          <text:p text:style-name="P8"><text:span text:style-name="syntax_5f_alpha"><text:span text:style-name="T3">Precio mínimo de los productos hechos en cada fábrica.</text:span></text:span></text:p>
        </text:list-item>
      </text:list>
      <text:p text:style-name="P13"><text:span text:style-name="syntax_5f_alpha"><text:span text:style-name="T4">SELECT MIN(PRECIO), ID_FAB</text:span></text:span></text:p>
      <text:p text:style-name="P13"><text:span text:style-name="syntax_5f_alpha"><text:span text:style-name="T4">FROM productos</text:span></text:span></text:p>
      <text:p text:style-name="P13"><text:span text:style-name="syntax_5f_alpha"><text:span text:style-name="T4">GROUP BY ID_FAB;</text:span></text:span></text:p>
      <text:p text:style-name="P13"><text:span text:style-name="syntax_5f_alpha"><text:span text:style-name="T4"/></text:span></text:p>
      <text:list xml:id="list100839460419156" text:continue-numbering="true" text:style-name="WW8Num1">
        <text:list-item>
          <text:p text:style-name="P9"><text:soft-page-break/>Número de clientes atendidos en cada ciudad excepto New York y Los Angeles</text:p>
        </text:list-item>
      </text:list>
      <text:p text:style-name="P7">SELECT COUNT(num_clie), ciudad</text:p>
      <text:p text:style-name="P7">FROM clientes, repventas, oficinas</text:p>
      <text:p text:style-name="P7">WHERE clientes.REP_CLIE=repventas.NUM_EMPL AND <text:tab/>repventas.OFICINA_REP=oficinas.OFICINA AND ciudad NOT IN ('new <text:tab/>york', 'los angeles')</text:p>
      <text:p text:style-name="P7">GROUP BY ciudad;</text:p>
      <text:p text:style-name="P7"/>
      <text:list xml:id="list100840195860354" text:continue-numbering="true" text:style-name="WW8Num1">
        <text:list-item>
          <text:p text:style-name="P9">Número de existencias de los productos que se fabrican en las fábricas ACI y BIC así como el nombre de la fábrica a que corresponden</text:p>
        </text:list-item>
      </text:list>
      <text:p text:style-name="P7">SELECT SUM(EXISTENCIAS), ID_FAB</text:p>
      <text:p text:style-name="P7">FROM productos</text:p>
      <text:p text:style-name="P7">WHERE ID_FAB IN ('aci', 'bic')</text:p>
      <text:p text:style-name="P7">GROUP BY ID_FAB;</text:p>
      <text:p text:style-name="P4"/>
      <text:list xml:id="list100840312575752" text:continue-numbering="true" text:style-name="WW8Num1">
        <text:list-item>
          <text:p text:style-name="P9">Numero de productos distintos de los que hay más de 10 existencias</text:p>
        </text:list-item>
      </text:list>
      <text:p text:style-name="P7">SELECT COUNT(DISTINCT ID_PRODUCTO)</text:p>
      <text:p text:style-name="P7">FROM productos</text:p>
      <text:p text:style-name="P7">WHERE EXISTENCIAS&gt;10;</text:p>
      <text:p text:style-name="P7"/>
      <text:p text:style-name="P2"/>
      <text:list xml:id="list100839997075346" text:continue-numbering="true" text:style-name="WW8Num1">
        <text:list-item>
          <text:p text:style-name="P9">Oficinas donde trabajan los empleados que hayan atendido pedidos de la empresa Zetacorm</text:p>
        </text:list-item>
      </text:list>
      <text:p text:style-name="P7">SELECT OFICINA, CIUDAD</text:p>
      <text:p text:style-name="P7">FROM oficinas, repventas, clientes</text:p>
      <text:p text:style-name="P7">WHERE oficinas.OFICINA=repventas.OFICINA_REP AND <text:tab/>repventas.NUM_EMPL=clientes.REP_CLIE AND empresa like <text:tab/>'zetacorm';</text:p>
      <text:p text:style-name="P4"/>
      <text:list xml:id="list100840294650284" text:continue-numbering="true" text:style-name="WW8Num1">
        <text:list-item>
          <text:p text:style-name="P9">Número de clientes que atiende cada empleado mayor de 50 años</text:p>
        </text:list-item>
      </text:list>
      <text:p text:style-name="P7">SELECT COUNT(num_clie)</text:p>
      <text:p text:style-name="P7">FROM clientes, repventas</text:p>
      <text:p text:style-name="P7">WHERE clientes.REP_CLIE=repventas.NUM_EMPL AND edad&gt;50;</text:p>
      <text:p text:style-name="P3"/>
      <text:list xml:id="list100839815283365" text:continue-numbering="true" text:style-name="WW8Num1">
        <text:list-item>
          <text:p text:style-name="P9">Número de pedidos realizados en el último trimestre de 1989 a la fábrica REI</text:p>
        </text:list-item>
      </text:list>
      <text:p text:style-name="P7">SELECT COUNT(NUM_PEDIDO)</text:p>
      <text:p text:style-name="P7">FROM pedidos</text:p>
      <text:p text:style-name="P7">WHERE FECHA_PEDIDO BETWEEN '1989-10-01' AND '1989-12-31'AND <text:tab/>FAB LIKE 'rei';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071cm" fo:margin-bottom="0.071cm" style:contextual-spacing="false" fo:text-align="justify" style:justify-single-word="false" fo:orphans="2" fo:widows="2" fo:text-indent="1.27cm" style:auto-text-indent="false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49cm" fo:margin-right="0cm" fo:text-indent="1.27cm" style:auto-text-indent="false"/>
    </style:style>
    <style:style style:name="WW8Num1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Fuente_20_de_20_párrafo_20_predeter." style:display-name="Fuente de párrafo predeter." style:family="text"/>
    <style:style style:name="syntax_5f_alpha" style:display-name="syntax_alpha" style:family="text" style:parent-style-name="Fuente_20_de_20_párrafo_20_predeter."/>
    <style:style style:name="Encabezado_20_Car" style:display-name="Encabezado C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Pie_20_de_20_página_20_Car" style:display-name="Pie de página C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T1" style:family="text">
      <style:text-properties officeooo:rsid="000b616b"/>
    </style:style>
    <style:style style:name="MT2" style:family="text">
      <style:text-properties style:use-window-font-color="true" loext:opacity="0%" style:font-name="Calibri" fo:font-size="11pt" fo:language="es" fo:country="ES" officeooo:rsid="000b616b" style:font-name-asian="Calibri" style:font-size-asian="11pt" style:font-name-complex="Times New Roman" style:font-size-complex="11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Rodrigo Mart</text:span><text:span text:style-name="MT2">ínez Delgado</text:span><text:tab/><text:tab/>consultas agrupación, valores distintos y multitabla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eowin</meta:initial-creator>
    <meta:creation-date>2013-01-22T09:06:00</meta:creation-date>
    <dc:date>2024-01-23T10:08:38.317204545</dc:date>
    <meta:print-date>2013-01-22T09:05:00</meta:print-date>
    <meta:editing-cycles>30</meta:editing-cycles>
    <meta:editing-duration>PT3H2M54S</meta:editing-duration>
    <meta:generator>LibreOffice/7.3.7.2$Linux_X86_64 LibreOffice_project/30$Build-2</meta:generator>
    <meta:document-statistic meta:table-count="0" meta:image-count="0" meta:object-count="0" meta:page-count="2" meta:paragraph-count="60" meta:word-count="371" meta:character-count="2676" meta:non-whitespace-character-count="2371"/>
  </office:meta>
</office:document-meta>
</file>